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617D372BF560F9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List_20_Contents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style:use-window-font-color="true" loext:opacity="0%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0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  <style:text-properties officeooo:paragraph-rsid="001a1695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ing_20_2">
      <style:text-properties style:use-window-font-color="true" loext:opacity="0%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3" style:family="paragraph" style:parent-style-name="Heading_20_3">
      <style:text-properties style:use-window-font-color="true" loext:opacity="0%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3"/>
    <style:style style:name="P17" style:family="paragraph" style:parent-style-name="Standard" style:list-style-name="L4"/>
    <style:style style:name="P18" style:family="paragraph" style:parent-style-name="Standard" style:list-style-name="L5"/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888d" style:font-size-asian="8pt" style:font-size-complex="8pt"/>
    </style:style>
    <style:style style:name="T4" style:family="text">
      <style:text-properties fo:font-size="8pt" officeooo:rsid="002091d6" style:font-size-asian="8pt" style:font-size-complex="8pt"/>
    </style:style>
    <style:style style:name="T5" style:family="text">
      <style:text-properties fo:font-size="9pt" style:font-size-asian="9pt"/>
    </style:style>
    <style:style style:name="T6" style:family="text">
      <style:text-properties style:use-window-font-color="true" loext:opacity="0%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text-position="super 58%"/>
    </style:style>
    <style:style style:name="T8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105553320941904" text:id="ct105553320941904">
          <text:insertion>
            <office:change-info>
              <dc:creator>Bob Jacobsen</dc:creator>
              <dc:date>2013-11-29T11:38:00</dc:date>
            </office:change-info>
          </text:insertion>
        </text:changed-region>
        <text:changed-region xml:id="ct105553320944304" text:id="ct105553320944304">
          <text:insertion>
            <office:change-info>
              <dc:creator>Jim Kueneman</dc:creator>
              <dc:date>2015-05-28T18:29:00</dc:date>
            </office:change-info>
          </text:insertion>
        </text:changed-region>
        <text:changed-region xml:id="ct105553320948864" text:id="ct105553320948864">
          <text:deletion>
            <office:change-info>
              <dc:creator>Jim Kueneman</dc:creator>
              <dc:date>2015-05-28T18:29:00</dc:date>
            </office:change-info>
            <text:p text:style-name="Standard">03</text:p>
          </text:deletion>
        </text:changed-region>
        <text:changed-region xml:id="ct105553320945264" text:id="ct105553320945264">
          <text:insertion>
            <office:change-info>
              <dc:creator>Bob Jacobsen</dc:creator>
              <dc:date>2013-11-29T11:38:00</dc:date>
            </office:change-info>
          </text:insertion>
        </text:changed-region>
        <text:changed-region xml:id="ct105553320942864" text:id="ct105553320942864">
          <text:insertion>
            <office:change-info>
              <dc:creator>Bob Jacobsen</dc:creator>
              <dc:date>2013-11-29T11:38:00</dc:date>
            </office:change-info>
          </text:insertion>
        </text:changed-region>
        <text:changed-region xml:id="ct105553320943104" text:id="ct105553320943104">
          <text:deletion>
            <office:change-info>
              <dc:creator>Bob Jacobsen</dc:creator>
              <dc:date>2013-11-29T11:38:00</dc:date>
            </office:change-info>
            <text:p text:style-name="Standard">12</text:p>
          </text:deletion>
        </text:changed-region>
        <text:changed-region xml:id="ct105553320949824" text:id="ct105553320949824">
          <text:insertion>
            <office:change-info>
              <dc:creator>Bob Jacobsen</dc:creator>
              <dc:date>2013-11-29T11:37:00</dc:date>
            </office:change-info>
          </text:insertion>
        </text:changed-region>
        <text:changed-region xml:id="ct105553320938064" text:id="ct105553320938064">
          <text:insertion>
            <office:change-info>
              <dc:creator>Bob Jacobsen</dc:creator>
              <dc:date>2013-11-29T11:48:00</dc:date>
            </office:change-info>
          </text:insertion>
        </text:changed-region>
        <text:changed-region xml:id="ct105553320939264" text:id="ct105553320939264">
          <text:insertion>
            <office:change-info>
              <dc:creator>Bob Jacobsen</dc:creator>
              <dc:date>2013-11-29T11:49:00</dc:date>
            </office:change-info>
          </text:insertion>
        </text:changed-region>
        <text:changed-region xml:id="ct105553321415120" text:id="ct105553321415120">
          <text:insertion>
            <office:change-info>
              <dc:creator>Bob Jacobsen</dc:creator>
              <dc:date>2013-11-29T11:50:00</dc:date>
            </office:change-info>
          </text:insertion>
        </text:changed-region>
        <text:changed-region xml:id="ct105553321418960" text:id="ct105553321418960">
          <text:insertion>
            <office:change-info>
              <dc:creator>Bob Jacobsen</dc:creator>
              <dc:date>2013-11-29T11:51:00</dc:date>
            </office:change-info>
          </text:insertion>
        </text:changed-region>
        <text:changed-region xml:id="ct105553321425200" text:id="ct105553321425200">
          <text:insertion>
            <office:change-info>
              <dc:creator>Bob Jacobsen</dc:creator>
              <dc:date>2013-11-29T11:52:00</dc:date>
            </office:change-info>
          </text:insertion>
        </text:changed-region>
        <text:changed-region xml:id="ct105553321424480" text:id="ct105553321424480">
          <text:insertion>
            <office:change-info>
              <dc:creator>Bob Jacobsen</dc:creator>
              <dc:date>2013-11-29T11:53:00</dc:date>
            </office:change-info>
          </text:insertion>
        </text:changed-region>
        <text:changed-region xml:id="ct105553321424960" text:id="ct105553321424960">
          <text:insertion>
            <office:change-info>
              <dc:creator>Bob Jacobsen</dc:creator>
              <dc:date>2013-11-29T11:54:00</dc:date>
            </office:change-info>
          </text:insertion>
        </text:changed-region>
        <text:changed-region xml:id="ct105553321419440" text:id="ct105553321419440">
          <text:insertion>
            <office:change-info>
              <dc:creator>Bob Jacobsen</dc:creator>
              <dc:date>2013-11-29T11:55:00</dc:date>
            </office:change-info>
          </text:insertion>
        </text:changed-region>
        <text:changed-region xml:id="ct105553321424720" text:id="ct105553321424720">
          <text:insertion>
            <office:change-info>
              <dc:creator>Bob Jacobsen</dc:creator>
              <dc:date>2013-11-29T11:57:00</dc:date>
            </office:change-info>
          </text:insertion>
        </text:changed-region>
        <text:changed-region xml:id="ct105553321426400" text:id="ct105553321426400">
          <text:insertion>
            <office:change-info>
              <dc:creator>Bob Jacobsen</dc:creator>
              <dc:date>2013-11-29T11:58:00</dc:date>
            </office:change-info>
          </text:insertion>
        </text:changed-region>
        <text:changed-region xml:id="ct105553321419680" text:id="ct105553321419680">
          <text:insertion>
            <office:change-info>
              <dc:creator>Bob Jacobsen</dc:creator>
              <dc:date>2013-11-29T11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Introduction (Informative)</text:h>
      <text:p text:style-name="Standard">The OpenLCB suite of protocols can be used on multiple physical transports; this document describes the specifics that relate to using a TCP/IP link as a link layer. This specification defines unique headers to provide message traceability, node addressing and priority management.</text:p>
      <text:h text:style-name="Heading_20_1" text:outline-level="1">Intended Use (Informative)</text:h>
      <text:p text:style-name="Standard">This Standard is intended for use whenever OpenLCB nodes are communicating over a reliable byte-stream link, e.g. a TCP/IP connection. It is not intended to cover OpenLCB communications over other types of communications links.</text:p>
      <text:h text:style-name="Heading_20_1" text:outline-level="1">References and Context (Normative)</text:h>
      <text:p text:style-name="Standard">In this document, the term "OpenLCB-TCP" refers to details of OpenLCB nodes that are specific to using a TCP transport, as opposed to generic OpenLCB protocol or OpenLCB using other transports.</text:p>
      <text:p text:style-name="Standard">This specification should be interpreted in the the context of the following OpenLCB Standards:</text:p>
      <text:list xml:id="list1742158979" text:style-name="L1">
        <text:list-item>
          <text:p text:style-name="P14">The OpenLCB Unique Identifiers Standard, which specifies the mechanism(s) for providing a unique identifier for each node</text:p>
        </text:list-item>
      </text:list>
      <text:p text:style-name="Standard">Each OpenLCB node (independent of transport layer in use) shall have a unique identifier. <text:s/>When using a CAN bus transport, that identifier shall be used as its node identifier (NodeID).</text:p>
      <text:p text:style-name="Standard">For more information on format and presentation, see: </text:p>
      <text:list xml:id="list1546033667" text:style-name="L2">
        <text:list-item>
          <text:p text:style-name="P15">OpenLCB Common Information Technical Note</text:p>
        </text:list-item>
      </text:list>
      <text:h text:style-name="Heading_20_1" text:outline-level="1">Message Format (Normative)</text:h>
      <text:p text:style-name="Standard">Individual messages are preceded by a preamble that contains: </text:p>
      <text:list xml:id="list3255020598" text:style-name="L3">
        <text:list-item>
          <text:p text:style-name="P16">Flags - 16 bit quantity. </text:p>
          <text:list>
            <text:list-item>
              <text:p text:style-name="P16">The most significant bit indicates whether the remaining message is a common OpenLCB message (1) or a link control message (0). </text:p>
              <text:list>
                <text:list-item>
                  <text:p text:style-name="P16">The 2nd most significant bit is a chaining bit, indicating that another header is contained within this one. </text:p>
                </text:list-item>
                <text:list-item>
                  <text:p text:style-name="P16"><text:soft-page-break/>The next 2 bits, the rest of the upper nibble of the flags, are reserved. They should be sent as zero and checked as zero on receipt. </text:p>
                </text:list-item>
                <text:list-item>
                  <text:p text:style-name="P16"><text:change-start text:change-id="ct105553320941904"/>The 0x0<text:change-end text:change-id="ct105553320941904"/><text:change-start text:change-id="ct105553320944304"/>C0<text:change-end text:change-id="ct105553320944304"/><text:change text:change-id="ct105553320948864"/><text:change-start text:change-id="ct105553320945264"/>0 bits are used to indicate multiple-part messages</text:p>
                  <text:list>
                    <text:list-item>
                      <text:p text:style-name="P16">0b00 indicates a single-part message.</text:p>
                    </text:list-item>
                    <text:list-item>
                      <text:p text:style-name="P16">0b01 indicates the first part of a multiple-part message</text:p>
                    </text:list-item>
                    <text:list-item>
                      <text:p text:style-name="P16">0b11 indicates <text:span text:style-name="T6">the</text:span> center part of a multiple part message</text:p>
                    </text:list-item>
                    <text:list-item>
                      <text:p text:style-name="P16">0b10 indicates the last part of a multiple-part message</text:p>
                    </text:list-item>
                  </text:list>
                </text:list-item>
                <text:list-item>
                  <text:p text:style-name="P16"><text:change-end text:change-id="ct105553320945264"/>The lower <text:change-start text:change-id="ct105553320942864"/>10<text:change-end text:change-id="ct105553320942864"/><text:change text:change-id="ct105553320943104"/> bits are reserved. <text:s/>They are to be sent as zero on <text:span text:style-name="T6">and ignored upon receipt. </text:span></text:p>
                </text:list-item>
              </text:list>
            </text:list-item>
          </text:list>
        </text:list-item>
        <text:list-item>
          <text:p text:style-name="P16">Number of bytes in rest of message, a 24-bit quantity. This includes both the rest of the prefix and the actual message content.</text:p>
        </text:list-item>
        <text:list-item>
          <text:p text:style-name="P16">Originating node/gateway Node ID – the Node ID of the node or gateway that sent/forwarded this message onto the link. May or may not be the original source of the message.</text:p>
        </text:list-item>
        <text:list-item>
          <text:p text:style-name="P16">Message capture time at originating gateway - a 48-bit number of monotonic milliseconds since the connection was created or some arbitrary time before; no time synchronization with other nodes implied; no precision required, only monotonicity; could have been a sequence number </text:p>
        </text:list-item>
      </text:list>
      <text:p text:style-name="Standard">The message itself is sent in the order:</text:p>
      <text:list xml:id="list3198015438" text:style-name="L4">
        <text:list-item>
          <text:p text:style-name="P17">MTI – 16 bits total.</text:p>
        </text:list-item>
        <text:list-item>
          <text:p text:style-name="P17">Source Node ID – the full node ID of the node originating the message</text:p>
        </text:list-item>
        <text:list-item>
          <text:p text:style-name="P17">Destination Node ID (if indicated by the MTI) – the full node ID of the destination node</text:p>
        </text:list-item>
        <text:list-item>
          <text:p text:style-name="P17">Event ID (if indicated by the MTI) – an Event ID</text:p>
        </text:list-item>
        <text:list-item>
          <text:p text:style-name="P17">Other content – in byte order</text:p>
        </text:list-item>
      </text:list>
      <text:h text:style-name="Heading_20_2" text:outline-level="2">Link Control Messages</text:h>
      <text:h text:style-name="Heading_20_3" text:outline-level="3">Status Request</text:h>
      <text:h text:style-name="Heading_20_3" text:outline-level="3">Status Reply</text:h>
      <text:h text:style-name="Heading_20_3" text:outline-level="3">Drop Link Request</text:h>
      <text:h text:style-name="Heading_20_3" text:outline-level="3">Drop Link Reply</text:h>
      <text:p text:style-name="Standard"/>
      <text:h text:style-name="Heading_20_1" text:outline-level="1">States<text:change-start text:change-id="ct105553320949824"/></text:h>
      <text:h text:style-name="Heading_20_2" text:outline-level="2">Multiple-part Messages<text:change-end text:change-id="ct105553320949824"/><text:change-start text:change-id="ct105553320938064"/></text:h>
      <text:p text:style-name="Standard"><text:change-end text:change-id="ct105553320938064"/><text:change-start text:change-id="ct105553320939264"/>Multiple messages with a non-zero value of the multipart-message field in the prefix may, but need not be, combined into <text:change-end text:change-id="ct105553320939264"/><text:change-start text:change-id="ct105553321415120"/>a single message. This process shall:</text:p>
      <text:list xml:id="list2868785104" text:style-name="L5">
        <text:list-item>
          <text:p text:style-name="P18"><text:soft-page-break/>Preserve the order of the message contents</text:p>
        </text:list-item>
        <text:list-item>
          <text:p text:style-name="P18">Only combine message parts with equal values of MTI, source node ID and (if <text:span text:style-name="T6">the</text:span> presence of on<text:change-end text:change-id="ct105553321415120"/><text:change-start text:change-id="ct105553321418960"/>e is indicated by the MTI) destination node ID.</text:p>
        </text:list-item>
        <text:list-item>
          <text:p text:style-name="P18">Only combine message parts when all contained prefix(es) contain the same value(s) in the matching originating node/gateway Node ID field.</text:p>
        </text:list-item>
        <text:list-item>
          <text:p text:style-name="P18"><text:change-end text:change-id="ct105553321418960"/><text:change-start text:change-id="ct105553321425200"/>Only combine parts if the first part combined has a <text:change-end text:change-id="ct105553321425200"/><text:change-start text:change-id="ct105553321424480"/>1 in the 0x0010 bit, the last part combined has a 1 in the 0x0020 bit, and parts that are neither first nor last have a 0x11 in the 0x00<text:change-end text:change-id="ct105553321424480"/><text:change-start text:change-id="ct105553321424960"/>30 field of the prefix.</text:p>
        </text:list-item>
      </text:list>
      <text:p text:style-name="Standard">The value of <text:span text:style-name="T6">the</text:span> 0x0020 bit in the resulting prefix shall come <text:span text:style-name="T6">from</text:span> the 1<text:span text:style-name="T7">st</text:span> part combined. The value of the 0x0010<text:change-end text:change-id="ct105553321424960"/><text:change-start text:change-id="ct105553321419440"/> bit in the resulting prefix shall come from the last part combined.<text:change-end text:change-id="ct105553321419440"/><text:change-start text:change-id="ct105553321424720"/>The contained prefixes shall <text:change-end text:change-id="ct105553321424720"/><text:change-start text:change-id="ct105553321426400"/>be updated to include the full data count, and the lowest seen value of the message capture time at the originating gateway.<text:change-end text:change-id="ct105553321426400"/></text:p>
      <text:h text:style-name="Heading_20_1" text:outline-level="1">Interactions</text:h>
      <text:p text:style-name="Standard">A node transmits a message to another node across a TCP link by first sending a prefix, then the message.</text:p>
      <text:p text:style-name="Standard">If the node is forwarding a message that was received across another TCP link, it includes all prefixes received with the message<text:change-start text:change-id="ct105553321419680"/> and sets the chaining bit<text:change-end text:change-id="ct105553321419680"/>. <text:s/>The transmission is then the newest prefix, all prefix prefixes in reverse time order, <text:span text:style-name="T6">and then the OpenLCB message.</text:span></text:p>
      <text:h text:style-name="P12" text:outline-level="2">Link Control Interactions</text:h>
      <text:h text:style-name="P13" text:outline-level="3">Status Request</text:h>
      <text:p text:style-name="P9">One node sends Status Request with proper header(s). <text:s/>The other replies Status Report.</text:p>
      <text:h text:style-name="P13" text:outline-level="3">Drop Link</text:h>
      <text:p text:style-name="P9">To close a link: <text:s/>Send Drop Link Request, wait for Drop Link Reply</text:p>
      <text:h text:style-name="Heading_20_1" text:outline-level="1">TCP-specific Link Control Transmissions and Interactions (Normative)</text:h>
      <text:h text:style-name="Heading_20_2" text:outline-level="2">Format</text:h>
      <text:h text:style-name="Heading_20_2" text:outline-level="2">States</text:h>
      <text:h text:style-name="Heading_20_2" text:outline-level="2">Interactions</text:h>
      <text:p text:style-name="Standard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s/>1 Introduction (Informative)<text:tab/>1</text:p>
          <text:p text:style-name="P8"><text:s/>2 Intended Use (Informative)<text:tab/>1</text:p>
          <text:p text:style-name="P8"><text:s/>3 References and Context (Normative)<text:tab/>1</text:p>
          <text:p text:style-name="P8"><text:s/>4 Message Format (Normative)<text:tab/>1</text:p>
          <text:p text:style-name="P8"><text:s/>5 States<text:tab/>2</text:p>
          <text:p text:style-name="P8"><text:s/>6 Interactions<text:tab/>2</text:p>
          <text:p text:style-name="P8"><text:s/>7 TCP-specific Link Control Transmissions and Interactions (Normative)<text:tab/>3</text:p>
          <text:p text:style-name="P7"><text:s/>7.1 Format<text:tab/>3</text:p>
          <text:p text:style-name="P7"><text:s/>7.2 States<text:tab/>3</text:p>
          <text:p text:style-name="P7"><text:s/>7.3 Interactions<text:tab/>3</text:p>
        </text:index-body>
      </text:table-of-conten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2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font-name-asian="Arial Unicode MS2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style:contextual-spacing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number:date-style style:name="N109">
      <number:month/>
      <number:text>/</number:text>
      <number:day/>
      <number:text>/</number:text>
      <number:year number:style="long"/>
    </number:date-style>
    <number:date-style style:name="N110">
      <number:day/>
      <number:text>/</number:text>
      <number:month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242cm" fo:margin-left="0.466cm" fo:margin-right="-0.198cm" table:align="margins" style:writing-mode="lr-tb"/>
    </style:style>
    <style:style style:name="Table1.A" style:family="table-column">
      <style:table-column-properties style:column-width="8.412cm" style:rel-column-width="33941*"/>
    </style:style>
    <style:style style:name="Table1.B" style:family="table-column">
      <style:table-column-properties style:column-width="0.63cm" style:rel-column-width="2540*"/>
    </style:style>
    <style:style style:name="Table1.C" style:family="table-column">
      <style:table-column-properties style:column-width="4.124cm" style:rel-column-width="16639*"/>
    </style:style>
    <style:style style:name="Table1.D" style:family="table-column">
      <style:table-column-properties style:column-width="3.076cm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  <style:text-properties officeooo:paragraph-rsid="001a1695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888d" style:font-size-asian="8pt" style:font-size-complex="8pt"/>
    </style:style>
    <style:style style:name="MT4" style:family="text">
      <style:text-properties fo:font-size="8pt" officeooo:rsid="002091d6" style:font-size-asian="8pt" style:font-size-complex="8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3" draw:name="PowerPlusWaterMarkObject3" draw:style-name="Mgr1" draw:text-style-name="MP3" svg:width="16.627cm" svg:height="6.651cm" draw:transform="skewX (-6.73624118882306E-017) rotate (0.785398163397448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TCP Transfer Standard</text:p>
      </style:header>
      <style:footer>
        <text:tracked-changes>
          <text:changed-region xml:id="ct105553320882608" text:id="ct105553320882608">
            <text:deletion>
              <office:change-info>
                <dc:creator>Alex Shepherd</dc:creator>
                <dc:date>2021-05-01T01:10:58</dc:date>
              </office:change-info>
              <text:p text:style-name="MP4"><text:span text:style-name="Page_20_Number"><text:span text:style-name="MT2">Copyright 2013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4</text:page-number></text:span></text:span><text:span text:style-name="Page_20_Number"><text:span text:style-name="MT2"><text:s/>of </text:span></text:span><text:span text:style-name="Page_20_Number"><text:span text:style-name="MT2"><text:page-count style:num-format="1">4</text:page-count></text:span></text:span><text:span text:style-name="Page_20_Number"><text:span text:style-name="MT2"><text:s/>- </text:span></text:span><text:span text:style-name="Page_20_Number"><text:span text:style-name="MT2"><text:date style:data-style-name="N75" text:date-value="2021-05-01T01:11:19.659753735">May 1, 2021</text:date></text:span></text:span></text:p>
            </text:deletion>
          </text:changed-region>
          <text:changed-region xml:id="ct105553320876128" text:id="ct105553320876128">
            <text:insertion>
              <office:change-info>
                <dc:creator>Alex Shepherd</dc:creator>
                <dc:date>2021-05-01T01:10:58</dc:date>
              </office:change-info>
            </text:insertion>
          </text:changed-region>
        </text:tracked-changes>
        <text:p text:style-name="MP4"><text:change text:change-id="ct105553320882608"/><text:change-start text:change-id="ct105553320876128"/><text:span text:style-name="Page_20_Number"><text:span text:style-name="MT3">Copyright 2011-</text:span></text:span><text:span text:style-name="Page_20_Number"><text:span text:style-name="MT3"><text:user-defined style:data-style-name="N0" text:name="OLCByear">2016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4</text:page-number></text:span></text:span><text:span text:style-name="Page_20_Number"><text:span text:style-name="MT4"><text:s/>of </text:span></text:span><text:span text:style-name="Page_20_Number"><text:span text:style-name="MT4"><text:page-count style:num-format="1">4</text:page-count></text:span></text:span><text:span text:style-name="Page_20_Number"><text:span text:style-name="MT4"><text:s/>- </text:span></text:span><text:span text:style-name="Page_20_Number"><text:span text:style-name="MT2"><text:date style:data-style-name="N75" text:date-value="2021-05-01T01:11:19.660767735">May 1, 2021</text:date></text:span></text:span><text:change-end text:change-id="ct105553320876128"/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16.627cm" svg:height="6.651cm" draw:transform="skewX (-6.73624118882306E-017) rotate (0.785398163397448) translate (0.0246944444444444cm 13.4828611111111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7.107cm" svg:height="2.517cm" draw:z-index="4"><draw:image xlink:href="Pictures/10000000000001310000006C617D372BF560F942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-TCP Transfer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21-05-01T01:11:19.670226294">May 1, 2021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105553320883328" text:id="ct105553320883328">
            <text:deletion>
              <office:change-info>
                <dc:creator>Alex Shepherd</dc:creator>
                <dc:date>2021-05-01T01:10:37</dc:date>
              </office:change-info>
              <text:p text:style-name="Text_20_body"><text:span text:style-name="Page_20_Number"><text:span text:style-name="MT2">Copyright 2013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<text:s/>of </text:span></text:span><text:span text:style-name="Page_20_Number"><text:span text:style-name="MT6"><text:page-count style:num-format="1">4</text:page-count></text:span></text:span><text:span text:style-name="Page_20_Number"><text:span text:style-name="MT6"><text:s/>- </text:span></text:span><text:span text:style-name="Page_20_Number"><text:span text:style-name="MT6"><text:date style:data-style-name="N75" text:date-value="2021-05-01T01:11:19.671498038">May 1, 2021</text:date></text:span></text:span></text:p>
              <text:p text:style-name="MP4"><text:span text:style-name="Page_20_Number"><text:span text:style-name="MT3"/></text:span></text:p>
            </text:deletion>
          </text:changed-region>
          <text:changed-region xml:id="ct105553321440384" text:id="ct105553321440384">
            <text:insertion>
              <office:change-info>
                <dc:creator>Alex Shepherd</dc:creator>
                <dc:date>2021-05-01T01:10:37</dc:date>
              </office:change-info>
            </text:insertion>
          </text:changed-region>
        </text:tracked-changes>
        <text:p text:style-name="MP4"><text:change text:change-id="ct105553320883328"/><text:change-start text:change-id="ct105553321440384"/><text:span text:style-name="Page_20_Number"><text:span text:style-name="MT3">Copyright 2011-</text:span></text:span><text:span text:style-name="Page_20_Number"><text:span text:style-name="MT3"><text:user-defined style:data-style-name="N0" text:name="OLCByear">2016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1</text:page-number></text:span></text:span><text:span text:style-name="Page_20_Number"><text:span text:style-name="MT4"><text:s/>of </text:span></text:span><text:span text:style-name="Page_20_Number"><text:span text:style-name="MT4"><text:page-count style:num-format="1">4</text:page-count></text:span></text:span><text:span text:style-name="Page_20_Number"><text:span text:style-name="MT4"><text:s/>- </text:span></text:span><text:span text:style-name="Page_20_Number"><text:span text:style-name="MT2"><text:date style:data-style-name="N75" text:date-value="2021-05-01T01:11:19.672868479">May 1, 2021</text:date></text:span></text:span><text:change-end text:change-id="ct10555332144038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OpenLCB (title) Standard</dc:title>
    <meta:initial-creator>Alex Shepherd</meta:initial-creator>
    <meta:creation-date>2009-01-22T07:11:27</meta:creation-date>
    <meta:editing-cycles>87</meta:editing-cycles>
    <meta:editing-duration>PT13H19M10S</meta:editing-duration>
    <meta:generator>LibreOffice/7.0.5.2$MacOSX_X86_64 LibreOffice_project/64390860c6cd0aca4beafafcfd84613dd9dfb63a</meta:generator>
    <dc:date>2021-05-01T01:11:19.444758025</dc:date>
    <dc:creator>Alex Shepherd</dc:creator>
    <meta:document-statistic meta:table-count="1" meta:image-count="1" meta:object-count="0" meta:page-count="4" meta:paragraph-count="75" meta:word-count="960" meta:character-count="5804" meta:non-whitespace-character-count="4895"/>
    <meta:user-defined meta:name="Info 1"/>
    <meta:user-defined meta:name="Info 2"/>
    <meta:user-defined meta:name="Info 3"/>
    <meta:user-defined meta:name="Info 4"/>
  </office:meta>
</office:document-meta>
</file>